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7cm" fo:margin-left="-0.039cm" fo:margin-right="0.034cm" fo:margin-top="0cm" fo:margin-bottom="0cm" table:align="margins" style:writing-mode="lr-tb"/>
    </style:style>
    <style:style style:name="Tabelle1.A" style:family="table-column">
      <style:table-column-properties style:column-width="8.123cm" style:rel-column-width="4605*"/>
    </style:style>
    <style:style style:name="Tabelle1.B" style:family="table-column">
      <style:table-column-properties style:column-width="7.885cm" style:rel-column-width="4470*"/>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style:text-properties fo:font-weight="bold" style:font-weight-asian="bold"/>
    </style:style>
    <style:style style:name="P3" style:family="paragraph" style:parent-style-name="Standard" style:master-page-name="Standard">
      <style:paragraph-properties style:page-number="auto"/>
    </style:style>
    <style:style style:name="P4" style:family="paragraph" style:parent-style-name="List_20_Paragraph">
      <style:paragraph-properties fo:margin-top="0cm" fo:margin-bottom="0cm" fo:line-height="100%"/>
    </style:style>
    <style:style style:name="P5" style:family="paragraph" style:parent-style-name="List_20_Paragraph" style:list-style-name="WWNum1">
      <style:paragraph-properties fo:margin-top="0cm" fo:margin-bottom="0cm" fo:line-height="100%"/>
    </style:style>
    <style:style style:name="T1" style:family="text">
      <style:text-properties fo:color="#4472c4" fo:font-size="18pt" style:text-underline-style="solid" style:text-underline-width="auto" style:text-underline-color="font-color" fo:font-weight="bold" style:font-size-asian="18pt" style:font-weight-asian="bold" style:font-size-complex="18pt"/>
    </style:style>
    <style:style style:name="T2" style:family="text">
      <style:text-properties fo:font-weight="bold" style:font-weight-asian="bold"/>
    </style:style>
    <style:style style:name="T3" style:family="text">
      <style:text-properties fo:color="#ff0000"/>
    </style:style>
    <style:style style:name="T4"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nwenderanleitung</text:span></text:p>
      <text:p text:style-name="Standard">Dieses Dokument dient ausschließlich zur Erläuterung, was dem Anwender erlaubt und nicht erlaubt ist. Sollten dennoch unerlaubte Tätigkeiten an der Anlage durchgeführt werden, werden diese als Fehlerszenario erkannt und dem Anwender signalisiert. Jeder dieser Fehler bekommt eine individuelle Behandlung, welche hier nicht weiter Thematisiert werde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1">erlaubt</text:p>
          </table:table-cell>
          <table:table-cell table:style-name="Tabelle1.A1" office:value-type="string">
            <text:p text:style-name="P1">nicht erlaubt</text:p>
          </table:table-cell>
        </table:table-row>
        <table:table-row table:style-name="Tabelle1.1">
          <table:table-cell table:style-name="Tabelle1.A1" office:value-type="string">
            <text:p text:style-name="P1"><text:span text:style-name="T2">Der Anwender darf …</text:span></text:p>
            <text:p text:style-name="P1"/>
            <text:list xml:id="list2812424086610469008" text:style-name="WWNum1">
              <text:list-item>
                <text:p text:style-name="P5">Werkstücke mit der Hand wegschieben, wenn diese auf der Rutsche hängen bleiben und somit die Lichtschranke durchgehend unterbrechen.</text:p>
              </text:list-item>
              <text:list-item>
                <text:p text:style-name="P5">Stets ein Werkstück auf das Band legen, wenn die erste Lichtschranke nicht unterbrochen ist.</text:p>
              </text:list-item>
              <text:list-item>
                <text:p text:style-name="P5">Stets eine Selbstkalibrierung des Systems durchführen, wenn das Band frei von Werkstücken ist und stillsteht.</text:p>
              </text:list-item>
              <text:list-item>
                <text:p text:style-name="P5"/>
              </text:list-item>
            </text:list>
          </table:table-cell>
          <table:table-cell table:style-name="Tabelle1.A1" office:value-type="string">
            <text:p text:style-name="P1"><text:span text:style-name="T2">Der Anwender darf …</text:span></text:p>
            <text:p text:style-name="P2"/>
            <text:list xml:id="list42291664" text:continue-numbering="true" text:style-name="WWNum1">
              <text:list-item>
                <text:p text:style-name="P5">Nicht zwischen die Lichtschranken greifen</text:p>
              </text:list-item>
              <text:list-item>
                <text:p text:style-name="P5">die Werkstücke, nach erstmaligen positionieren auf das Band, nicht umdrehen.</text:p>
              </text:list-item>
              <text:list-item>
                <text:p text:style-name="P5">Nur ausschließlich Werkstücke auf das Band legen.</text:p>
              </text:list-item>
              <text:list-item>
                <text:p text:style-name="P5">Keine Werkstücke vom Band entfernen</text:p>
              </text:list-item>
              <text:list-item>
                <text:p text:style-name="P5">Die Sensorwerte durch händisches eingreifen nicht verfälschen</text:p>
              </text:list-item>
              <text:list-item>
                <text:p text:style-name="P5">Die Schranken nicht mit den Händen Blockieren</text:p>
              </text:list-item>
              <text:list-item>
                <text:p text:style-name="P5"><text:span text:style-name="T3">Die Rutschen nicht leeren, bevor diese nicht vollständig gefüllt sind.</text:span></text:p>
              </text:list-item>
              <text:list-item>
                <text:p text:style-name="P5">Die Beiden Bänder nicht voneinander wegschieben</text:p>
              </text:list-item>
              <text:list-item>
                <text:p text:style-name="P5">Kein Werkstück auf das zweite Band legen</text:p>
              </text:list-item>
              <text:list-item>
                <text:p text:style-name="P5">Keine Werkstücke über einander legen</text:p>
              </text:list-item>
              <text:list-item>
                <text:p text:style-name="P5">Die Werkstücke nur mit der Stirnseite auf das Band legen</text:p>
              </text:list-item>
              <text:list-item>
                <text:p text:style-name="P5">Den Lauf der Werkstücke nicht mit den Händen oder sonstigen Gegenständen blockieren</text:p>
              </text:list-item>
              <text:list-item>
                <text:p text:style-name="P5">Die Rutschen nicht mit der Hand oder anderen Gegenständen blockieren</text:p>
              </text:list-item>
              <text:list-item>
                <text:p text:style-name="P5"/>
              </text:list-item>
            </text:list>
          </table:table-cell>
        </table:table-row>
        <table:table-row table:style-name="Tabelle1.1">
          <table:table-cell table:style-name="Tabelle1.A1" office:value-type="string">
            <text:p text:style-name="P4"/>
          </table:table-cell>
          <table:table-cell table:style-name="Tabelle1.A1" office:value-type="string">
            <text:p text:style-name="P1"/>
          </table:table-cell>
        </table:table-row>
      </table:table>
      <text:p text:style-name="Standard"/>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Ömer Kirdas</meta:initial-creator>
    <dc:creator>Torben Kunow</dc:creator>
    <meta:editing-cycles>13</meta:editing-cycles>
    <meta:creation-date>2018-10-23T17:26:00</meta:creation-date>
    <dc:date>2018-10-31T22:10:59.73</dc:date>
    <meta:editing-duration>P0D</meta:editing-duration>
    <meta:generator>OpenOffice/4.1.5$Win32 OpenOffice.org_project/415m1$Build-9789</meta:generator>
    <meta:document-statistic meta:table-count="1" meta:image-count="0" meta:object-count="0" meta:page-count="1" meta:paragraph-count="22" meta:word-count="221" meta:character-count="14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